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MP0">
      <style:paragraph-properties style:page-number="auto" fo:break-before="page"/>
      <style:text-properties officeooo:paragraph-rsid="0006f026"/>
    </style:style>
    <style:style style:name="P2" style:family="paragraph" style:parent-style-name="Standard">
      <style:text-properties officeooo:paragraph-rsid="0006f026"/>
    </style:style>
    <style:style style:name="P3" style:family="paragraph" style:parent-style-name="Standard">
      <style:text-properties officeooo:paragraph-rsid="000b0fae"/>
    </style:style>
    <style:style style:name="T1" style:family="text">
      <style:text-properties fo:font-weight="bold" style:font-weight-asian="bold" style:font-weight-complex="bold"/>
    </style:style>
    <style:style style:name="T2" style:family="text">
      <style:text-properties officeooo:rsid="0006f026"/>
    </style:style>
    <style:style style:name="T3" style:family="text">
      <style:text-properties officeooo:rsid="0008a1d1"/>
    </style:style>
    <style:style style:name="T4" style:family="text">
      <style:text-properties officeooo:rsid="0009a1c8"/>
    </style:style>
    <style:style style:name="T5" style:family="text">
      <style:text-properties officeooo:rsid="000b0f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e</text:span> linear regression analysis showed that the cumulative intensity <text:span text:style-name="T2">for each of the sites</text:span> within each dataset. When looking at the results for the data obtained from the OISST dataset <text:span text:style-name="T2">(Table 1)</text:span> it is evident that <text:span text:style-name="T2">the regression slope </text:span>values are highest at greater distances from the coastline for each of the sites. <text:span text:style-name="T2">It is also evident that <text:s/>at Lamberts Bay for a distance of 10-20 km, the cummulative intenisty <text:s/>of upwelling have become 1.83°C colder every decade. However, for each of the sites at a distance of 50 km, temperature values appear to be increasing per decade, with the regression slope showing higher values at this distance. It is also found that for certain sites, if the distance between the sites are not far enough, the same pixels were calculated and as a result, shows the same regression value. At a distance of 20 km from the coastline, within the Sea Point location, the cummulate intensity of upwelling events have become -3.29 °C per decade. </text:span></text:p>
      <text:p text:style-name="P2"/>
      <text:p text:style-name="Standard">The CMC remotely sensed sea surface temperature dataset <text:span text:style-name="T5">(Table 2)</text:span> had higher <text:span text:style-name="T3">slope</text:span> values compared to the OISST dataset. Most of the sites within CMC dataset had greater values <text:s/><text:span text:style-name="T3">at a distance of 10-20km from </text:span>the coastline. Here, Lamberts Bay <text:span text:style-name="T3">represents a temperature value </text:span>of <text:s/><text:span text:style-name="T3">3.29 and</text:span> <text:span text:style-name="T3">1.83 °C</text:span> for 10 km and 50 km respectively, <text:span text:style-name="T3">clearning indicating tenperature variation at different distances</text:span>. Similarly, Port Nolloth had <text:span text:style-name="T3">represented a cummulative intensity value of 2.58°C at a distance of 10km and 1.10°C at a distance of 50km from the coastline. Port Nolloth shows the lowest slope value within the dataset</text:span>. <text:span text:style-name="T3">At a distance of 20 km from the coastline, </text:span>Saldanha Bay presented <text:span text:style-name="T3">the highest</text:span> <text:span text:style-name="T3">temperature value of 4.38°C</text:span> among all of the sites. Additionally, Sea Point displayed similar patterns with the <text:span text:style-name="T4">highest cummulative intensity value occuring at a distance of 20 km from the coastline and the weakest value at a distance of 50 km</text:span>.</text:p>
      <text:p text:style-name="Standard"/>
      <text:p text:style-name="P3">Lastly, the SACTN <text:span text:style-name="Default_20_Paragraph_20_Font"><text:span text:style-name="T1">in situ</text:span></text:span> collected SST data collected directly at the coastline <text:span text:style-name="T5">represented a similar cummulative intennsity variation per decade (Table 3)</text:span>. <text:span text:style-name="T5">The cummulative intensity for Lamberts Bay, Port Nolloth and Saldanha Bay was 1.10 °C per decade</text:span>. <text:span text:style-name="T5">Saldanha Bay however, shows the cummulative intensity of 0.37°C per dec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ZA"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ZA"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07T19:31:00Z</meta:creation-date>
    <dc:date>2019-10-16T15:49:03.021995048</dc:date>
    <meta:editing-cycles>10</meta:editing-cycles>
    <meta:editing-duration>PT46M35S</meta:editing-duration>
    <meta:document-statistic meta:table-count="0" meta:image-count="0" meta:object-count="0" meta:page-count="1" meta:paragraph-count="3" meta:word-count="370" meta:character-count="2234" meta:non-whitespace-character-count="1862"/>
    <meta:template xlink:type="simple" xlink:actuate="onRequest" xlink:title="" xlink:href="Normal"/>
  </office:meta>
</office:document-meta>
</file>